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beff8" officeooo:paragraph-rsid="001beff8" style:font-weight-asian="bold" style:font-weight-complex="bold"/>
    </style:style>
    <style:style style:name="P2" style:family="paragraph" style:parent-style-name="Standard">
      <style:paragraph-properties fo:text-align="start" style:justify-single-word="false"/>
      <style:text-properties fo:font-weight="bold" officeooo:rsid="001beff8" officeooo:paragraph-rsid="001beff8" style:font-weight-asian="bold" style:font-weight-complex="bold"/>
    </style:style>
    <style:style style:name="P3" style:family="paragraph" style:parent-style-name="Standard">
      <style:paragraph-properties fo:text-align="center" style:justify-single-word="false"/>
      <style:text-properties fo:font-size="13pt" fo:font-weight="bold" officeooo:rsid="001beff8" officeooo:paragraph-rsid="001beff8" style:font-size-asian="13pt" style:font-weight-asian="bold" style:font-size-complex="13pt" style:font-weight-complex="bold"/>
    </style:style>
    <style:style style:name="P4" style:family="paragraph" style:parent-style-name="Standard">
      <style:paragraph-properties fo:text-align="start" style:justify-single-word="false"/>
      <style:text-properties fo:font-size="13pt" fo:font-weight="bold" officeooo:rsid="001beff8" officeooo:paragraph-rsid="001beff8" style:font-size-asian="13pt" style:font-weight-asian="bold" style:font-size-complex="13pt" style:font-weight-complex="bold"/>
    </style:style>
    <style:style style:name="P5" style:family="paragraph" style:parent-style-name="Standard">
      <style:paragraph-properties fo:text-align="start" style:justify-single-word="false"/>
      <style:text-properties fo:font-size="12pt" fo:font-weight="bold" officeooo:rsid="001beff8" officeooo:paragraph-rsid="001beff8" style:font-size-asian="10.5pt" style:font-weight-asian="bold" style:font-size-complex="12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ROCHES du composant L293D</text:p>
      <text:p text:style-name="P4"/>
      <text:p text:style-name="P4"/>
      <text:p text:style-name="P5"/>
      <text:p text:style-name="P1"/>
      <text:p text:style-name="P2">Branchement du L293D</text:p>
      <text:p text:style-name="P2"></text:p>
      <text:p text:style-name="P2">Le schéma suivant détaille les différentes broches du composant L293D:</text:p>
      <text:p text:style-name="P2">l293d pins</text:p>
      <text:p text:style-name="P2"></text:p>
      <text:p text:style-name="P2">l293d pins</text:p>
      <text:p text:style-name="P2"></text:p>
      <text:p text:style-name="P2"><text:s text:c="4"/>Enable1: permet d’envoyer (ou pas) la tension sur les sorties du moteur via OUTPUT1 et OUTPUT2 et commande l’activation/désactivation du premier Pont-H. Si ENABLE1 = GND, le pont-H est déconnecté et le moteur ne fonctionne pas. Si ENABLE1 = VSS, le pont-H est connecté aux sorties et le moteur fonctionne dans un sens ou l’autre ou pas en fonction des tensions appliquée sur INPUT1 &amp; INPUT2.</text:p>
      <text:p text:style-name="P2"><text:s text:c="4"/>Input1: avec Input 2, sont les broches de commande du Pont-H Output1/Output2. Il sera directement brancher à votre Arduino pour commander le sens du courant entre Output 1 et Output 2.</text:p>
      <text:p text:style-name="P2"><text:s text:c="4"/>Ouput1: avec Output 2, sera branché directement sur le moteur.</text:p>
      <text:p text:style-name="P2"><text:s text:c="4"/>GND: qui doit être raccorder à la masse de la source d’alimentation de puissance VS et à la masse de la source d’alimentation de la logique “VSS” (donc GND Arduino).</text:p>
      <text:p text:style-name="P2"><text:s text:c="4"/>Ouput2: avec Output 1, sera branché directement sur le moteur.</text:p>
      <text:p text:style-name="P2"><text:s text:c="4"/>Input2: avec Input 1, sont les broches de commande du Pont-H Output1/Output2. Il sera directement brancher à votre Arduino pour commander le sens du courant entre Output 1 et Output 2.</text:p>
      <text:p text:style-name="P2"><text:s text:c="4"/>VS: Alimentation de puissance des moteurs.</text:p>
      <text:p text:style-name="P2"><text:s text:c="4"/>Enable2: commande l’activation du second pont-H constitué de Output3/Output4</text:p>
      <text:p text:style-name="P2"><text:s text:c="4"/>Input3: avec Input 4, sont les broches de commande du Pont-H Output3/Output4. Il sera directement brancher à votre Arduino pour commander le sens du courant entre Output 3 et Output 4.</text:p>
      <text:p text:style-name="P2"><text:s text:c="4"/>Ouput3: avec Output 4, sera branché directement sur le moteur.</text:p>
      <text:p text:style-name="P2"><text:s text:c="4"/>GND</text:p>
      <text:p text:style-name="P2"><text:s text:c="4"/>GND</text:p>
      <text:p text:style-name="P2"><text:s text:c="4"/>Ouput4: avec Output 3, sera branché directement sur le moteur.</text:p>
      <text:p text:style-name="P2"><text:s text:c="4"/>Input4: avec Input 3, sont les broches de commande du Pont-H Output3/Output4. Il sera directement brancher à votre Arduino pour commander le sens du courant entre Output 3 et Output 4.</text:p>
      <text:p text:style-name="P2"><text:s text:c="4"/>VSS: Alimentation de la logique de commande (5V). A raccorder à la borne +5V de votre Arduino.</text:p>
      <text:p text:style-name="P2"></text:p>
      <text:p text:style-name="P2">Veuillez noter que les pins Enable1 et Enable2 <text:s/>permettent moduler la vitesse du moteur en utilisant des broches PWM de votre Arduino. Si vous ne souhaitez pas moduler la vitesse du moteur DC, ilvous suffit de brancher Enable1 sur la broche VSS de votre Arduino.</text:p>
      <text:p text:style-name="P2">Fonctionnement du L293D</text:p>
      <text:p text:style-name="P2"></text:p>
      <text:p text:style-name="P2">Le tableau suivant vous permettra de faire fonctionner votre moteur DC en utilisant le composant L293D:</text:p>
      <text:p text:style-name="P2">L293D Commands</text:p>
      <text:p text:style-name="P2"></text:p>
      <text:p text:style-name="P2">L293D Command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py56 </meta:initial-creator>
    <meta:creation-date>2020-02-23T12:40:13.391462697</meta:creation-date>
    <dc:date>2020-02-23T12:42:10.524137696</dc:date>
    <dc:creator>papy56 </dc:creator>
    <meta:editing-duration>P0D</meta:editing-duration>
    <meta:editing-cycles>1</meta:editing-cycles>
    <meta:document-statistic meta:table-count="0" meta:image-count="0" meta:object-count="0" meta:page-count="1" meta:paragraph-count="31" meta:word-count="383" meta:character-count="2400" meta:non-whitespace-character-count="1951"/>
    <meta:generator>LibreOffice/4.2.8.2$Linux_X86_64 LibreOffice_project/420m0$Build-2</meta:generator>
  </office:meta>
</office:document-meta>
</file>